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oft-page-break/><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text:soft-page-break/>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text:line-break/> Happy to be able to take his time. They'd be in the temple for a full two hours now before the high priests would show up. If you aren't early you're late mentality thought Daginal.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text:s/>with her fists </text:p>
      <text:p text:style-name="P7"/>
      <text:p text:style-name="P7">The whole surface of the temple was an irridecent black. And it shone like color shifting ink. In some places though, like Leoa's bricks, <text:s/>the metal had been treated differently and the oxide layer was green- or red- or purple. </text:p>
      <text:p text:style-name="P7"/>
      <text:p text:style-name="P7">Daginal came in a side door. It was a basement, below the main floor. It was small and he could hear <text:soft-page-break/>the chorus of his classmates upstairs, mute noises of shuffling feet and grunts. Some like Shield, were <text:s/>They were every Light shone through the windows and illuminated the crystiline stripe that ran the curcumference of the room. Stock symbols and their prices moved like a long snake along the crystal band. </text:p>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text:soft-page-break/></text:p>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6-24T13:48:14.04</dc:date>
    <dc:creator>Blake Stanger</dc:creator>
    <meta:editing-duration>P14DT41M39S</meta:editing-duration>
    <meta:editing-cycles>258</meta:editing-cycles>
    <meta:generator>OpenOffice/4.1.11$Win32 OpenOffice.org_project/4111m1$Build-9808</meta:generator>
    <meta:document-statistic meta:table-count="0" meta:image-count="2" meta:object-count="0" meta:page-count="126" meta:paragraph-count="1200" meta:word-count="55516" meta:character-count="302180"/>
  </office:meta>
</office:document-meta>
</file>